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style:style style:name="T15" style:family="text">
      <style:text-properties officeooo:rsid="0038e39d"/>
    </style:style>
    <style:style style:name="T16" style:family="text">
      <style:text-properties officeooo:rsid="003a98b0"/>
    </style:style>
    <style:style style:name="T17" style:family="text">
      <style:text-properties officeooo:rsid="003bfe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text:span text:style-name="T15">(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5">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text:soft-page-break/></text:p>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text:p>
      <text:p text:style-name="P18"/>
      <text:p text:style-name="P18"><text:span text:style-name="T4">2. Transparent Fee Structure: </text:span>We eliminate guesswork with a straightforward and transparent fee structure: <text:span text:style-name="T17">1% per transaction + any gas fee’s if a customer decides to <text:s/>utilise a smart-contract escrow. This transparent fee structure ensures you’re never caught off guard by hidden costs.</text:span></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text:p>
      <text:p text:style-name="P10"/>
      <text:p text:style-name="P29">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21">The cryptocurrency market size in terms of transaction value is expected to grow from USD 1.33 trillion in 2023 to USD 5.02 trillion in 2028. With our focus on trust, security, and user experience, we aim to capture a significant share of this growing market.</text:p>
      <text:p text:style-name="P20"/>
      <text:p text:style-name="P2"><text:soft-page-break/>Business Model</text:p>
      <text:p text:style-name="P23">We operate on a commission-based model, taking a small fee from each transaction <text:span text:style-name="T11">and withdrawal</text:span>. We also offer premium features like advanced analytics and trading bots for a subscription fee.</text:p>
      <text:p text:style-name="P22"/>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2"/>
      <text:p text:style-name="P2">Funding</text:p>
      <text:p text:style-name="P2"/>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9T23:32:29.606324756</dc:date>
    <meta:editing-duration>PT4H8M3S</meta:editing-duration>
    <meta:editing-cycles>29</meta:editing-cycles>
    <meta:generator>LibreOffice/7.5.2.2$Linux_X86_64 LibreOffice_project/50$Build-2</meta:generator>
    <meta:document-statistic meta:table-count="0" meta:image-count="0" meta:object-count="0" meta:page-count="3" meta:paragraph-count="45" meta:word-count="1082" meta:character-count="6907" meta:non-whitespace-character-count="5867"/>
  </office:meta>
</office:document-meta>
</file>